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Helvetica" svg:font-family="Helvetica, arial, freesans, clean, sans-serif"/>
    <style:font-face style:name="Mangal1" svg:font-family="Mangal"/>
    <style:font-face style:name="Verdana" svg:font-family="Verdana"/>
    <style:font-face style:name="tahoma" svg:font-family="tahoma, arial, verdana, sans-serif, 'Lucida Sans'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style:font-name="Verdana1" fo:font-size="10pt" fo:language="ru" fo:country="RU" style:font-size-asian="10pt" style:font-size-complex="10pt"/>
    </style:style>
    <style:style style:name="T1" style:family="text">
      <style:text-properties fo:font-variant="normal" fo:text-transform="none" fo:color="#000000" style:font-name="tahoma" fo:font-size="8.25pt" fo:letter-spacing="normal" fo:font-style="normal" fo:font-weight="normal"/>
    </style:style>
    <style:style style:name="T2" style:family="text">
      <style:text-properties fo:font-variant="normal" fo:text-transform="none" fo:color="#000000" style:text-line-through-style="none" style:font-name="Verdana" fo:font-size="9.7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9.75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Verdana1" fo:font-size="10pt" fo:font-style="normal" style:text-underline-style="none" fo:font-weight="normal" style:text-blinking="false" fo:background-color="transparent" style:font-size-asian="10pt" style:font-size-complex="10pt"/>
    </style:style>
    <style:style style:name="T6" style:family="text">
      <style:text-properties fo:font-variant="normal" fo:text-transform="none" fo:color="#45688e" style:font-name="tahoma" fo:font-size="9pt" fo:letter-spacing="normal" fo:font-style="normal" fo:font-weight="bold"/>
    </style:style>
    <style:style style:name="T7" style:family="text">
      <style:text-properties fo:font-variant="normal" fo:text-transform="none" fo:color="#6cc644" style:text-line-through-style="none" style:font-name="Helvetica" fo:font-size="9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style:font-name="Verdana1" fo:font-size="10pt" fo:language="ru" fo:country="RU" style:font-size-asian="10pt" style:font-size-complex="10pt"/>
    </style:style>
    <style:style style:name="T11" style:family="text">
      <style:text-properties style:font-name="Verdana1" fo:font-size="10pt" fo:language="en" fo:country="US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ветствую участников группы!</text:p>
      <text:p text:style-name="Standard"><text:span text:style-name="T10">Творческий коллектив «</text:span><text:span text:style-name="T6">Unlimagin Creative Group»</text:span> <text:span text:style-name="T10">ищет заинтересованных людей для участия в работе над некоммерческим (на данный момент) игровым проектом. Очень требуются 3</text:span><text:span text:style-name="T11">D</text:span><text:span text:style-name="T10">-моделлеры, текстурщики, маперы. Опыт работы не обязателен. Главное требование: неистребимое желание учится чем-то новому, работать и получать бесценный опыт. Всем необходимым ПО и учебными материалами мы обеспечим.</text:span></text:p>
      <text:p text:style-name="Standard"><text:span text:style-name="T10">Проект представляет из себя крупную модификацию популярного </text:span><text:bookmark text:name="docs-internal-guid-1991ebcc-c1b3-9837-7c96-de97d35af37e"/><text:span text:style-name="T5">кооперативного шутера от первого лица и находится в активной фазе разработки. Сейчас идет активная работа над программным скелетом игры. Объем исходного кода на данный момент уже составляет </text:span><text:span text:style-name="T7">87,736</text:span><text:span text:style-name="T4"> </text:span><text:span text:style-name="T5">строк.</text:span></text:p>
      <text:p text:style-name="Standard"><text:span text:style-name="T5">Всех заинтересовавшихся, просьба обращаться за более подробной информацией через личные сообщ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Helvetica" svg:font-family="Helvetica, arial, freesans, clean, sans-serif"/>
    <style:font-face style:name="Mangal1" svg:font-family="Mangal"/>
    <style:font-face style:name="Verdana" svg:font-family="Verdana"/>
    <style:font-face style:name="tahoma" svg:font-family="tahoma, arial, verdana, sans-serif, 'Lucida Sans'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4T21:35:53.47</meta:creation-date>
    <meta:document-statistic meta:table-count="0" meta:image-count="0" meta:object-count="0" meta:page-count="1" meta:paragraph-count="4" meta:word-count="98" meta:character-count="777"/>
    <dc:date>2014-03-14T23:06:15.50</dc:date>
    <meta:editing-duration>PT59M11S</meta:editing-duration>
    <meta:editing-cycles>1</meta:editing-cycles>
    <meta:generator>OpenOffice.org/3.3$Win32 OpenOffice.org_project/330m20$Build-9567</meta:generator>
  </office:meta>
</office:document-meta>
</file>